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bf30" officeooo:paragraph-rsid="0018bf30"/>
    </style:style>
    <style:style style:name="P2" style:family="paragraph" style:parent-style-name="Standard">
      <style:text-properties fo:language="en" fo:country="US" officeooo:rsid="0018bf30" officeooo:paragraph-rsid="001a9c0d"/>
    </style:style>
    <style:style style:name="P3" style:family="paragraph" style:parent-style-name="Standard">
      <style:text-properties fo:language="en" fo:country="US" officeooo:rsid="0018bf30" officeooo:paragraph-rsid="0018bf30"/>
    </style:style>
    <style:style style:name="P4" style:family="paragraph" style:parent-style-name="Standard">
      <style:text-properties fo:language="en" fo:country="US" officeooo:rsid="0018bf30" officeooo:paragraph-rsid="001cc92a"/>
    </style:style>
    <style:style style:name="P5" style:family="paragraph" style:parent-style-name="Standard">
      <style:text-properties fo:language="en" fo:country="US" officeooo:rsid="0018bf30" officeooo:paragraph-rsid="001a9c0d"/>
    </style:style>
    <style:style style:name="P6" style:family="paragraph" style:parent-style-name="Standard">
      <style:text-properties fo:language="en" fo:country="US" officeooo:rsid="0018bf30" officeooo:paragraph-rsid="001f4ed7"/>
    </style:style>
    <style:style style:name="P7" style:family="paragraph" style:parent-style-name="Standard">
      <style:text-properties fo:language="en" fo:country="US" officeooo:rsid="0018bf30" officeooo:paragraph-rsid="001fe98e"/>
    </style:style>
    <style:style style:name="P8" style:family="paragraph" style:parent-style-name="Standard">
      <style:text-properties fo:language="en" fo:country="US" officeooo:rsid="0018bf30" officeooo:paragraph-rsid="00219acb"/>
    </style:style>
    <style:style style:name="P9" style:family="paragraph" style:parent-style-name="Standard">
      <style:text-properties fo:language="en" fo:country="US" officeooo:rsid="0018bf30" officeooo:paragraph-rsid="0022c28a"/>
    </style:style>
    <style:style style:name="P10" style:family="paragraph" style:parent-style-name="Standard">
      <style:text-properties fo:language="en" fo:country="US" officeooo:rsid="0018bf30" officeooo:paragraph-rsid="0024e72d"/>
    </style:style>
    <style:style style:name="P11" style:family="paragraph" style:parent-style-name="Standard">
      <style:text-properties fo:language="el" fo:country="GR" officeooo:rsid="001f4ed7" officeooo:paragraph-rsid="001f4ed7"/>
    </style:style>
    <style:style style:name="T1" style:family="text">
      <style:text-properties officeooo:rsid="001cc92a"/>
    </style:style>
    <style:style style:name="T2" style:family="text">
      <style:text-properties fo:language="el" fo:country="GR" officeooo:rsid="001f4ed7"/>
    </style:style>
    <style:style style:name="T3" style:family="text">
      <style:text-properties fo:language="el" fo:country="GR" officeooo:rsid="0022c28a"/>
    </style:style>
    <style:style style:name="T4" style:family="text">
      <style:text-properties fo:language="en" fo:country="US" officeooo:rsid="0018bf30"/>
    </style:style>
    <style:style style:name="T5" style:family="text">
      <style:text-properties officeooo:rsid="0022c28a"/>
    </style:style>
    <style:style style:name="T6" style:family="text">
      <style:text-properties officeooo:rsid="002480cc"/>
    </style:style>
    <style:style style:name="T7" style:family="text">
      <style:text-properties officeooo:rsid="00250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Αλλαγές</text:p>
      <text:p text:style-name="P11"/>
      <text:p text:style-name="P11"><text:tab/>σχεδιαγραμματα</text:p>
      <text:p text:style-name="P11"/>
      <text:p text:style-name="P11"><text:tab/>περιγραφη</text:p>
      <text:p text:style-name="P11"/>
      <text:p text:style-name="P11"/>
      <text:p text:style-name="P11"/>
      <text:p text:style-name="P11"/>
      <text:p text:style-name="P11"/>
      <text:p text:style-name="P11"/>
      <text:p text:style-name="P11">κυμματομορφες</text:p>
      <text:p text:style-name="P4"/>
      <text:p text:style-name="P4"/>
      <text:p text:style-name="P7">Mia entolh ana kuklo xwris eksartiseis <text:span text:style-name="T1">tuxaia / </text:span>sigkroush cdb<text:span text:style-name="T1"> </text:span><text:span text:style-name="T2">οκ</text:span></text:p>
      <text:p text:style-name="P6"/>
      <text:p text:style-name="P8">to idio alla me eksartiseis RAW. / not/shift R2 / <text:span text:style-name="T5">forward rs apo cdb </text:span>/ gemisma RS apo entoles pou perimenoun mia allh <text:span text:style-name="T6">ok</text:span></text:p>
      <text:p text:style-name="P6"/>
      <text:p text:style-name="P10"><text:span text:style-name="T2">forward RF tautoxrona apotelesma CDB kai diavasma tou / rename ston idio kataxwrhth sunexeia WAW </text:span><text:span text:style-name="T7">ok</text:span></text:p>
      <text:p text:style-name="P4"/>
      <text:p text:style-name="P1">Mia entolh ana kuklo xwris eksartiseis <text:span text:style-name="T1">mono se mia monada </text:span><text:span text:style-name="T2">οκ</text:span></text:p>
      <text:p text:style-name="P1"><text:span text:style-name="T2"/></text:p>
      <text:p text:style-name="P9"><text:span text:style-name="T2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17:24.224000000</meta:creation-date>
    <dc:date>2018-11-17T17:18:36.672000000</dc:date>
    <meta:editing-duration>PT51M44S</meta:editing-duration>
    <meta:editing-cycles>6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8" meta:word-count="66" meta:character-count="388" meta:non-whitespace-character-count="328"/>
  </office:meta>
</office:document-meta>
</file>